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start"/>
      <style:text-properties fo:font-size="8pt" style:font-size-asian="8pt" style:font-size-complex="8pt"/>
    </style:style>
    <style:style style:name="P2" style:family="paragraph">
      <style:paragraph-properties fo:text-align="start"/>
      <style:text-properties fo:font-size="10pt" style:font-size-asian="10pt" style:font-size-complex="10pt"/>
    </style:style>
    <style:style style:name="P3" style:family="paragraph">
      <style:paragraph-properties fo:text-align="center"/>
      <style:text-properties fo:font-size="10pt" style:font-size-asian="10pt" style:font-size-complex="10pt"/>
    </style:style>
    <style:style style:name="P4" style:family="paragraph">
      <style:paragraph-properties fo:text-align="center"/>
    </style:style>
    <style:style style:name="P5" style:family="paragraph">
      <style:paragraph-properties fo:text-align="start"/>
      <style:text-properties fo:font-size="7pt" style:font-size-asian="7pt" style:font-size-complex="7pt"/>
    </style:style>
    <style:style style:name="P6" style:family="paragraph">
      <style:paragraph-properties fo:text-align="center"/>
      <style:text-properties fo:font-size="7pt" style:font-size-asian="7pt" style:font-size-complex="7pt"/>
    </style:style>
    <style:style style:name="P7" style:family="paragraph">
      <style:text-properties fo:font-size="11pt" style:font-size-asian="11pt" style:font-size-complex="11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7pt" style:font-size-asian="7pt" style:font-size-complex="7pt"/>
    </style:style>
    <style:style style:name="T4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xml:id="id3" draw:id="id3">
          <draw:g>
            <draw:custom-shape draw:style-name="gr1" draw:text-style-name="P1" draw:layer="layout" svg:width="1.678cm" svg:height="2cm" svg:x="11.122cm" svg:y="3.706cm">
              <text:p text:style-name="P1"><text:span text:style-name="T1">Agent:</text:span></text:p>
              <text:p text:style-name="P1"><text:span text:style-name="T1">Proposed </text:span></text:p>
              <text:p text:style-name="P1"><text:span text:style-name="T1">content</text:span></text:p>
              <draw:enhanced-geometry svg:viewBox="0 0 21600 21600" draw:text-areas="0 0 21600 21600" draw:type="pentagon-right" draw:modifiers="12087.3661670236" draw:enhanced-path="M 0 0 L ?f0 0 21600 10800 ?f0 21600 0 21600 Z N">
                <draw:equation draw:name="f0" draw:formula="$0 "/>
                <draw:handle draw:handle-position="$0 top" draw:handle-range-x-minimum="0" draw:handle-range-x-maximum="21600"/>
              </draw:enhanced-geometry>
            </draw:custom-shape>
            <draw:custom-shape draw:style-name="gr1" draw:text-style-name="P3" draw:layer="layout" svg:width="1.763cm" svg:height="2cm" svg:x="9.318cm" svg:y="3.706cm">
              <text:p text:style-name="P2"><text:span text:style-name="T1">Copy</text:span></text:p>
              <text:p text:style-name="P2"><text:span text:style-name="T1">proposed</text:span></text:p>
              <text:p text:style-name="P2"><text:span text:style-name="T1">content</text:span><text:span text:style-name="T2"> 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1" draw:text-style-name="P1" xml:id="id2" draw:id="id2" draw:layer="layout" svg:width="1.284cm" svg:height="0.556cm" svg:x="8cm" svg:y="3.7cm">
            <text:p text:style-name="P1"><text:span text:style-name="T1">Proposed</text:span></text:p>
            <text:p text:style-name="P1"><text:span text:style-name="T1">content</text:span></text:p>
            <draw:enhanced-geometry svg:viewBox="0 0 21600 21600" draw:type="rectangle" draw:enhanced-path="M 0 0 L 21600 0 21600 21600 0 21600 0 0 Z N"/>
          </draw:custom-shape>
        </draw:g>
        <draw:connector draw:style-name="gr2" draw:text-style-name="P4" draw:layer="layout" draw:type="curve" svg:x1="6.55cm" svg:y1="4.497cm" svg:x2="8cm" svg:y2="3.978cm" draw:start-shape="id1" draw:start-glue-point="1" draw:end-shape="id2" svg:d="M6550 4497c1089 0 364-519 1450-519" svg:viewBox="0 0 1451 520">
          <text:p/>
        </draw:connector>
        <draw:g xml:id="id6" draw:id="id6">
          <draw:g>
            <draw:custom-shape draw:style-name="gr1" draw:text-style-name="P1" draw:layer="layout" svg:width="1.678cm" svg:height="2cm" svg:x="17.472cm" svg:y="3.95cm">
              <text:p text:style-name="P1"><text:span text:style-name="T1">Owner:</text:span></text:p>
              <text:p text:style-name="P1"><text:span text:style-name="T1">Content</text:span></text:p>
              <text:p text:style-name="P1"><text:span text:style-name="T1">accepted</text:span></text:p>
              <draw:enhanced-geometry svg:viewBox="0 0 21600 21600" draw:text-areas="0 0 21600 21600" draw:type="pentagon-right" draw:modifiers="12087.3661670236" draw:enhanced-path="M 0 0 L ?f0 0 21600 10800 ?f0 21600 0 21600 Z N">
                <draw:equation draw:name="f0" draw:formula="$0 "/>
                <draw:handle draw:handle-position="$0 top" draw:handle-range-x-minimum="0" draw:handle-range-x-maximum="21600"/>
              </draw:enhanced-geometry>
            </draw:custom-shape>
            <draw:custom-shape draw:style-name="gr1" draw:text-style-name="P3" draw:layer="layout" svg:width="1.763cm" svg:height="2cm" svg:x="15.668cm" svg:y="3.95cm">
              <text:p text:style-name="P2"><text:span text:style-name="T1">Check if</text:span></text:p>
              <text:p text:style-name="P2"><text:span text:style-name="T1">Content</text:span></text:p>
              <text:p text:style-name="P2"><text:span text:style-name="T1">is OK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1" draw:text-style-name="P1" xml:id="id4" draw:id="id4" draw:layer="layout" svg:width="1.284cm" svg:height="0.556cm" svg:x="14.35cm" svg:y="3.944cm">
            <text:p text:style-name="P1"><text:span text:style-name="T1">Proposed</text:span></text:p>
            <text:p text:style-name="P1"><text:span text:style-name="T1">content</text:span></text:p>
            <draw:enhanced-geometry svg:viewBox="0 0 21600 21600" draw:type="rectangle" draw:enhanced-path="M 0 0 L 21600 0 21600 21600 0 21600 0 0 Z N"/>
          </draw:custom-shape>
        </draw:g>
        <draw:connector draw:style-name="gr2" draw:text-style-name="P4" draw:layer="layout" draw:type="curve" svg:x1="12.8cm" svg:y1="4.703cm" svg:x2="14.35cm" svg:y2="4.222cm" draw:start-shape="id3" draw:start-glue-point="1" draw:end-shape="id4" draw:end-glue-point="3" svg:d="M12800 4703c1164 0 389-481 1550-481" svg:viewBox="0 0 1551 482">
          <text:p/>
        </draw:connector>
        <draw:g>
          <draw:g>
            <draw:custom-shape draw:style-name="gr1" draw:text-style-name="P5" draw:layer="layout" svg:width="1.687cm" svg:height="2cm" svg:x="11.413cm" svg:y="6.956cm">
              <text:p text:style-name="P5"><text:span text:style-name="T3">Agent:</text:span></text:p>
              <text:p text:style-name="P5"><text:span text:style-name="T3">Content</text:span></text:p>
              <draw:enhanced-geometry svg:viewBox="0 0 21600 21600" draw:text-areas="0 0 21600 21600" draw:type="pentagon-right" draw:modifiers="12087.3661670236" draw:enhanced-path="M 0 0 L ?f0 0 21600 10800 ?f0 21600 0 21600 Z N">
                <draw:equation draw:name="f0" draw:formula="$0 "/>
                <draw:handle draw:handle-position="$0 top" draw:handle-range-x-minimum="0" draw:handle-range-x-maximum="21600"/>
              </draw:enhanced-geometry>
            </draw:custom-shape>
            <draw:custom-shape draw:style-name="gr1" draw:text-style-name="P6" draw:layer="layout" svg:width="1.772cm" svg:height="2cm" svg:x="9.6cm" svg:y="6.956cm">
              <text:p text:style-name="P5"><text:span text:style-name="T3">Copy</text:span></text:p>
              <text:p text:style-name="P5"><text:span text:style-name="T3">proposed</text:span></text:p>
              <text:p text:style-name="P5"><text:span text:style-name="T3">content if</text:span></text:p>
              <text:p text:style-name="P5"><text:span text:style-name="T3">accepted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1" draw:text-style-name="P5" xml:id="id5" draw:id="id5" draw:layer="layout" svg:width="1.284cm" svg:height="0.556cm" svg:x="8.266cm" svg:y="6.95cm">
            <text:p text:style-name="P5"><text:span text:style-name="T3">Proposed</text:span></text:p>
            <text:p text:style-name="P5"><text:span text:style-name="T3">content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5" xml:id="id7" draw:id="id7" draw:layer="layout" svg:width="1.284cm" svg:height="0.556cm" svg:x="8.266cm" svg:y="7.556cm">
            <text:p text:style-name="P5"><text:span text:style-name="T3">Content</text:span></text:p>
            <text:p text:style-name="P5"><text:span text:style-name="T3">accpepted</text:span></text:p>
            <draw:enhanced-geometry svg:viewBox="0 0 21600 21600" draw:type="rectangle" draw:enhanced-path="M 0 0 L 21600 0 21600 21600 0 21600 0 0 Z N"/>
          </draw:custom-shape>
        </draw:g>
        <draw:connector draw:style-name="gr2" draw:text-style-name="P4" draw:layer="layout" draw:type="curve" draw:line-skew="0cm 0cm -0.89cm" svg:x1="12.8cm" svg:y1="4.703cm" svg:x2="8.266cm" svg:y2="7.228cm" draw:start-shape="id3" draw:start-glue-point="1" draw:end-shape="id5" draw:end-glue-point="3" svg:d="M12800 4703c753 0 503 1626-2711 1626-3213 0-3909 899-1823 899" svg:viewBox="0 0 6077 2526">
          <text:p/>
        </draw:connector>
        <draw:connector draw:style-name="gr2" draw:text-style-name="P4" draw:layer="layout" draw:type="curve" draw:line-skew="0cm 2.596cm -0.99cm" svg:x1="19.15cm" svg:y1="4.947cm" svg:x2="8.266cm" svg:y2="7.834cm" draw:start-shape="id6" draw:start-glue-point="1" draw:end-shape="id7" draw:end-glue-point="3" svg:d="M19150 4947c753 0 503 4403-5936 4403-6438 0-7184-1516-4948-1516" svg:viewBox="0 0 12324 4404">
          <text:p/>
        </draw:connector>
        <draw:g xml:id="id1" draw:id="id1">
          <draw:g>
            <draw:custom-shape draw:style-name="gr1" draw:text-style-name="P5" draw:layer="layout" svg:width="1.678cm" svg:height="2cm" svg:x="4.872cm" svg:y="3.5cm">
              <text:p text:style-name="P5"><text:span text:style-name="T3">Client:</text:span></text:p>
              <text:p text:style-name="P5"><text:span text:style-name="T3">Proposed </text:span></text:p>
              <text:p text:style-name="P5"><text:span text:style-name="T3">content</text:span></text:p>
              <draw:enhanced-geometry svg:viewBox="0 0 21600 21600" draw:text-areas="0 0 21600 21600" draw:type="pentagon-right" draw:modifiers="12087.3661670236" draw:enhanced-path="M 0 0 L ?f0 0 21600 10800 ?f0 21600 0 21600 Z N">
                <draw:equation draw:name="f0" draw:formula="$0 "/>
                <draw:handle draw:handle-position="$0 top" draw:handle-range-x-minimum="0" draw:handle-range-x-maximum="21600"/>
              </draw:enhanced-geometry>
            </draw:custom-shape>
            <draw:custom-shape draw:style-name="gr1" draw:text-style-name="P3" draw:layer="layout" svg:width="1.763cm" svg:height="2cm" svg:x="3.068cm" svg:y="3.5cm">
              <text:p text:style-name="P2"><text:span text:style-name="T2"><text:s/>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1" draw:text-style-name="P5" xml:id="id10" draw:id="id10" draw:layer="layout" svg:width="1.284cm" svg:height="0.556cm" svg:x="1.75cm" svg:y="3.494cm">
            <text:p text:style-name="P5"><text:span text:style-name="T3">Content</text:span></text:p>
            <text:p text:style-name="P5"><text:span text:style-name="T3">accepted</text:span></text:p>
            <draw:enhanced-geometry svg:viewBox="0 0 21600 21600" draw:type="rectangle" draw:enhanced-path="M 0 0 L 21600 0 21600 21600 0 21600 0 0 Z N"/>
          </draw:custom-shape>
        </draw:g>
        <draw:g xml:id="id9" draw:id="id9">
          <draw:g>
            <draw:custom-shape draw:style-name="gr1" draw:text-style-name="P5" draw:layer="layout" svg:width="1.687cm" svg:height="2cm" svg:x="11.413cm" svg:y="10.256cm">
              <text:p text:style-name="P5"><text:span text:style-name="T3">Agent:</text:span></text:p>
              <text:p text:style-name="P5"><text:span text:style-name="T3">Content</text:span></text:p>
              <text:p text:style-name="P5"><text:span text:style-name="T3">acceptance</text:span></text:p>
              <draw:enhanced-geometry svg:viewBox="0 0 21600 21600" draw:text-areas="0 0 21600 21600" draw:type="pentagon-right" draw:modifiers="12087.3661670236" draw:enhanced-path="M 0 0 L ?f0 0 21600 10800 ?f0 21600 0 21600 Z N">
                <draw:equation draw:name="f0" draw:formula="$0 "/>
                <draw:handle draw:handle-position="$0 top" draw:handle-range-x-minimum="0" draw:handle-range-x-maximum="21600"/>
              </draw:enhanced-geometry>
            </draw:custom-shape>
            <draw:custom-shape draw:style-name="gr1" draw:text-style-name="P3" draw:layer="layout" svg:width="1.772cm" svg:height="2cm" svg:x="9.6cm" svg:y="10.256cm">
              <text:p text:style-name="P2"><text:span text:style-name="T3">Copy</text:span></text:p>
              <text:p text:style-name="P2"><text:span text:style-name="T3">Conent</text:span></text:p>
              <text:p text:style-name="P2"><text:span text:style-name="T3">acceptance</text:span><text:span text:style-name="T2"> 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1" draw:text-style-name="P5" xml:id="id8" draw:id="id8" draw:layer="layout" svg:width="1.284cm" svg:height="0.556cm" svg:x="8.266cm" svg:y="10.25cm">
            <text:p text:style-name="P5"><text:span text:style-name="T3">Content</text:span></text:p>
            <text:p text:style-name="P5"><text:span text:style-name="T3">acceptance</text:span></text:p>
            <draw:enhanced-geometry svg:viewBox="0 0 21600 21600" draw:type="rectangle" draw:enhanced-path="M 0 0 L 21600 0 21600 21600 0 21600 0 0 Z N"/>
          </draw:custom-shape>
        </draw:g>
        <draw:connector draw:style-name="gr2" draw:text-style-name="P4" draw:layer="layout" draw:type="curve" draw:line-skew="0cm 1.624cm -0.59cm" svg:x1="19.15cm" svg:y1="4.947cm" svg:x2="8.266cm" svg:y2="10.528cm" draw:start-shape="id6" draw:start-glue-point="1" draw:end-shape="id8" draw:end-glue-point="3" svg:d="M19150 4947c753 0 503 4778-5736 4778-6238 0-6784 803-5148 803" svg:viewBox="0 0 11974 5582">
          <text:p/>
        </draw:connector>
        <draw:connector draw:style-name="gr2" draw:text-style-name="P4" draw:layer="layout" draw:type="curve" draw:line-skew="0.924cm 5.7cm -0.324cm" svg:x1="13.1cm" svg:y1="11.253cm" svg:x2="1.75cm" svg:y2="3.772cm" draw:start-shape="id9" draw:start-glue-point="1" draw:end-shape="id10" draw:end-glue-point="3" svg:d="M13100 11253c2137 0 1425 1597-5375 1597s-7212-9078-5975-9078" svg:viewBox="0 0 12969 9079">
          <text:p/>
        </draw:connector>
        <draw:frame draw:style-name="gr3" draw:text-style-name="P7" draw:layer="layout" svg:width="8.482cm" svg:height="0.692cm" svg:x="2.197cm" svg:y="1.438cm">
          <draw:text-box>
            <text:p text:style-name="P7"><text:span text:style-name="T4">DESA: Agent content changing. DES diagram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12T09:53:33.631322775</meta:creation-date>
    <dc:date>2017-05-12T10:40:31.969506937</dc:date>
    <meta:editing-duration>PT23M59S</meta:editing-duration>
    <meta:editing-cycles>4</meta:editing-cycles>
    <meta:generator>LibreOffice/4.2.8.2$Linux_X86_64 LibreOffice_project/420m0$Build-2</meta:generator>
    <meta:document-statistic meta:object-count="33"/>
  </office:meta>
</office:document-meta>
</file>